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13]-[.F1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9-23" calcext:value-type="date">
            <text:p>23/09/2025</text:p>
          </table:table-cell>
          <table:table-cell table:style-name="ce66" table:formula="of:=[.C14]-[.F1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9-30" calcext:value-type="date">
            <text:p>30/09/2025</text:p>
          </table:table-cell>
          <table:table-cell table:style-name="ce61" office:value-type="string" calcext:value-type="string">
            <text:p>Mens. 09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10-23" calcext:value-type="date">
            <text:p>23/10/2025</text:p>
          </table:table-cell>
          <table:table-cell table:style-name="ce66" table:formula="of:=[.C15]-[.F1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5])" office:value-type="float" office:value="0" calcext:value-type="float">
            <text:p>-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1:04.6729253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1:04.687901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43:05</meta:creation-date>
    <dc:date>2025-11-03T15:31:35.173915200</dc:date>
    <dc:language>pt-PT</dc:language>
    <meta:editing-cycles>545</meta:editing-cycles>
    <meta:editing-duration>PT20H36M2S</meta:editing-duration>
    <meta:print-date>2020-08-12T13:53:36.446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